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SourceXAConnectionFactory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XAConnectionFactory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XAConnectionFactory.DataSourceXAConnectionFactory( TransactionManager transactionManager , XADataSource xaDataSource , String username , String pass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SourceXAConnectionFactory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XAConnectionFactory.getTransaction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XAConnectionFactory.createConn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SourceXAConnectionFactory.DataSourceXAConnectionFactory( TransactionManager transactionManager , XADataSource xa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